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74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2.87cm"/>
    </style:style>
    <style:style style:name="co5" style:family="table-column">
      <style:table-column-properties fo:break-before="auto" style:column-width="2.448cm"/>
    </style:style>
    <style:style style:name="co6" style:family="table-column">
      <style:table-column-properties fo:break-before="auto" style:column-width="3.517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2.279cm"/>
    </style:style>
    <style:style style:name="co10" style:family="table-column">
      <style:table-column-properties fo:break-before="auto" style:column-width="2.42cm"/>
    </style:style>
    <style:style style:name="co11" style:family="table-column">
      <style:table-column-properties fo:break-before="auto" style:column-width="2.618cm"/>
    </style:style>
    <style:style style:name="co12" style:family="table-column">
      <style:table-column-properties fo:break-before="auto" style:column-width="7.766cm"/>
    </style:style>
    <style:style style:name="co13" style:family="table-column">
      <style:table-column-properties fo:break-before="auto" style:column-width="2.053cm"/>
    </style:style>
    <style:style style:name="co14" style:family="table-column">
      <style:table-column-properties fo:break-before="auto" style:column-width="2.027cm"/>
    </style:style>
    <style:style style:name="co15" style:family="table-column">
      <style:table-column-properties fo:break-before="auto" style:column-width="4.503cm"/>
    </style:style>
    <style:style style:name="co16" style:family="table-column">
      <style:table-column-properties fo:break-before="auto" style:column-width="2.589cm"/>
    </style:style>
    <style:style style:name="co17" style:family="table-column">
      <style:table-column-properties fo:break-before="auto" style:column-width="2.385cm"/>
    </style:style>
    <style:style style:name="co18" style:family="table-column">
      <style:table-column-properties fo:break-before="auto" style:column-width="2.219cm"/>
    </style:style>
    <style:style style:name="co19" style:family="table-column">
      <style:table-column-properties fo:break-before="auto" style:column-width="2.247cm"/>
    </style:style>
    <style:style style:name="co20" style:family="table-column">
      <style:table-column-properties fo:break-before="auto" style:column-width="5.105cm"/>
    </style:style>
    <style:style style:name="co21" style:family="table-column">
      <style:table-column-properties fo:break-before="auto" style:column-width="5.133cm"/>
    </style:style>
    <style:style style:name="co22" style:family="table-column">
      <style:table-column-properties fo:break-before="auto" style:column-width="2.108cm"/>
    </style:style>
    <style:style style:name="co23" style:family="table-column">
      <style:table-column-properties fo:break-before="auto" style:column-width="2.136cm"/>
    </style:style>
    <style:style style:name="co24" style:family="table-column">
      <style:table-column-properties fo:break-before="auto" style:column-width="2.469cm"/>
    </style:style>
    <style:style style:name="co25" style:family="table-column">
      <style:table-column-properties fo:break-before="auto" style:column-width="2.94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74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MCP-INT-01">
      <style:table-properties table:display="true" style:writing-mode="lr-tb"/>
    </style:style>
    <style:style style:name="ta3" style:family="table" style:master-page-name="PageStyle_5f_MCP-INT-03">
      <style:table-properties table:display="true" style:writing-mode="lr-tb"/>
    </style:style>
    <style:style style:name="ta4" style:family="table" style:master-page-name="PageStyle_5f_MCP-INT-04">
      <style:table-properties table:display="true" style:writing-mode="lr-tb"/>
    </style:style>
    <style:style style:name="ta5" style:family="table" style:master-page-name="PageStyle_5f_MCP-INT-05">
      <style:table-properties table:display="true" style:writing-mode="lr-tb"/>
    </style:style>
    <style:style style:name="ta6" style:family="table" style:master-page-name="PageStyle_5f_MCP-INT-06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ext-properties fo:color="#000000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2" table:number-columns-repeated="3" table:default-cell-style-name="Excel_20_Built-in_20_Normal"/>
        <table:table-column table:style-name="co8" table:default-cell-style-name="Excel_20_Built-in_20_Normal"/>
        <table:table-column table:style-name="co3" table:default-cell-style-name="Excel_20_Built-in_20_Normal"/>
        <table:table-column table:style-name="co2" table:number-columns-repeated="1010" table:default-cell-style-name="Excel_20_Built-in_20_Normal"/>
        <table:table-row table:style-name="ro1">
          <table:table-cell table:style-name="ce1" office:value-type="string">
            <text:p>MCP-INT-01 - Registrar cuenta con correo electrónico</text:p>
          </table:table-cell>
          <table:table-cell office:value-type="string">
            <text:p>Nombre</text:p>
          </table:table-cell>
          <table:table-cell office:value-type="string">
            <text:p>Apellido</text:p>
          </table:table-cell>
          <table:table-cell office:value-type="string">
            <text:p>Correo</text:p>
          </table:table-cell>
          <table:table-cell office:value-type="string">
            <text:p>Contrasenia</text:p>
          </table:table-cell>
          <table:table-cell office:value-type="string">
            <text:p>genero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MCP-INT-02 - Registrar cuenta con celular</text:p>
          </table:table-cell>
          <table:table-cell office:value-type="string">
            <text:p>Nombre</text:p>
          </table:table-cell>
          <table:table-cell office:value-type="string">
            <text:p>Apellido</text:p>
          </table:table-cell>
          <table:table-cell office:value-type="string">
            <text:p>celular</text:p>
          </table:table-cell>
          <table:table-cell office:value-type="string">
            <text:p>Contrasenia</text:p>
          </table:table-cell>
          <table:table-cell office:value-type="string">
            <text:p>genero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MCP-INT-03 - Ligar cuenta con crédito Coppel</text:p>
          </table:table-cell>
          <table:table-cell office:value-type="string">
            <text:p>usuario</text:p>
          </table:table-cell>
          <table:table-cell office:value-type="string">
            <text:p>contrasenia</text:p>
          </table:table-cell>
          <table:table-cell office:value-type="string">
            <text:p>numeroCliente</text:p>
          </table:table-cell>
          <table:table-cell office:value-type="string">
            <text:p>dia</text:p>
          </table:table-cell>
          <table:table-cell office:value-type="string">
            <text:p>mes</text:p>
          </table:table-cell>
          <table:table-cell office:value-type="string">
            <text:p>anio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>
            <text:p>MCP-INT-04 - Ligar teléfono a la cuenta</text:p>
          </table:table-cell>
          <table:table-cell office:value-type="string">
            <text:p>correo</text:p>
          </table:table-cell>
          <table:table-cell office:value-type="string">
            <text:p>contrasenia</text:p>
          </table:table-cell>
          <table:table-cell office:value-type="string">
            <text:p>celular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MCP-INT-05 - Registro en newsletter</text:p>
          </table:table-cell>
          <table:table-cell office:value-type="string">
            <text:p>Correo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>
            <text:p>MCP-INT-06 - Envío de correo transaccional</text:p>
          </table:table-cell>
          <table:table-cell office:value-type="string">
            <text:p>Producto</text:p>
          </table:table-cell>
          <table:table-cell office:value-type="string">
            <text:p>correo</text:p>
          </table:table-cell>
          <table:table-cell office:value-type="string">
            <text:p>nombre</text:p>
          </table:table-cell>
          <table:table-cell office:value-type="string">
            <text:p>apellido</text:p>
          </table:table-cell>
          <table:table-cell office:value-type="string">
            <text:p>telefono</text:p>
          </table:table-cell>
          <table:table-cell office:value-type="string">
            <text:p>calle</text:p>
          </table:table-cell>
          <table:table-cell office:value-type="string">
            <text:p>numero exterior</text:p>
          </table:table-cell>
          <table:table-cell office:value-type="string">
            <text:p>codigo postal</text:p>
          </table:table-cell>
          <table:table-cell office:value-type="string">
            <text:p>colonia</text:p>
          </table:table-cell>
          <table:table-cell office:value-type="string">
            <text:p>estado</text:p>
          </table:table-cell>
          <table:table-cell office:value-type="string">
            <text:p>ciudad</text:p>
          </table:table-cell>
          <table:table-cell office:value-type="string">
            <text:p>entre calles</text:p>
          </table:table-cell>
          <table:table-cell office:value-type="string">
            <text:p>referencias</text:p>
          </table:table-cell>
          <table:table-cell table:number-columns-repeated="101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P-INT-01" table:style-name="ta2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2" table:number-columns-repeated="1015" table:default-cell-style-name="Excel_20_Built-in_20_Normal"/>
        <table:table-row table:style-name="ro2">
          <table:table-cell office:value-type="string">
            <text:p>_iteration</text:p>
          </table:table-cell>
          <table:table-cell office:value-type="string">
            <text:p>_shet_data</text:p>
          </table:table-cell>
          <table:table-cell office:value-type="string">
            <text:p>_navegador</text:p>
          </table:table-cell>
          <table:table-cell office:value-type="string">
            <text:p>_url</text:p>
          </table:table-cell>
          <table:table-cell office:value-type="string">
            <text:p>_nombre</text:p>
          </table:table-cell>
          <table:table-cell office:value-type="string">
            <text:p>_apellido</text:p>
          </table:table-cell>
          <table:table-cell office:value-type="string">
            <text:p>_genero</text:p>
          </table:table-cell>
          <table:table-cell office:value-type="string">
            <text:p>_correo</text:p>
          </table:table-cell>
          <table:table-cell office:value-type="string">
            <text:p>_contrasena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CP-INT-01</text:p>
          </table:table-cell>
          <table:table-cell office:value-type="string">
            <text:p>Chrome</text:p>
          </table:table-cell>
          <table:table-cell office:value-type="string">
            <text:p>https://www.coppel.com/</text:p>
          </table:table-cell>
          <table:table-cell office:value-type="string">
            <text:p>Hassil</text:p>
          </table:table-cell>
          <table:table-cell office:value-type="string">
            <text:p>Piña</text:p>
          </table:table-cell>
          <table:table-cell office:value-type="string">
            <text:p>Femenino</text:p>
          </table:table-cell>
          <table:table-cell table:style-name="ce3" office:value-type="string">
            <text:p><text:a xlink:href="mailto:hassilpm94@gmail.com">hassilpm94@gmail.com</text:a></text:p>
          </table:table-cell>
          <table:table-cell office:value-type="string">
            <text:p>HolaMundo</text:p>
          </table:table-cell>
          <table:table-cell table:number-columns-repeated="1015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P-INT-03" table:style-name="ta3" table:print="false">
        <office:forms form:automatic-focus="false" form:apply-design-mode="false"/>
        <table:table-column table:style-name="co2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P-INT-04" table:style-name="ta4" table:print="false">
        <office:forms form:automatic-focus="false" form:apply-design-mode="false"/>
        <table:table-column table:style-name="co2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P-INT-05" table:style-name="ta5" table:print="false">
        <office:forms form:automatic-focus="false" form:apply-design-mode="false"/>
        <table:table-column table:style-name="co2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P-INT-06" table:style-name="ta6" table:print="false">
        <office:forms form:automatic-focus="false" form:apply-design-mode="false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3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" table:default-cell-style-name="Excel_20_Built-in_20_Normal"/>
        <table:table-column table:style-name="co25" table:default-cell-style-name="Excel_20_Built-in_20_Normal"/>
        <table:table-column table:style-name="co2" table:number-columns-repeated="4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" table:number-columns-repeated="1007" table:default-cell-style-name="Excel_20_Built-in_20_Normal"/>
        <table:table-row table:style-name="ro2">
          <table:table-cell office:value-type="string">
            <text:p>_iteration</text:p>
          </table:table-cell>
          <table:table-cell office:value-type="string">
            <text:p>_shet_data</text:p>
          </table:table-cell>
          <table:table-cell office:value-type="string">
            <text:p>_navegador</text:p>
          </table:table-cell>
          <table:table-cell office:value-type="string">
            <text:p>_url</text:p>
          </table:table-cell>
          <table:table-cell office:value-type="string">
            <text:p>_articulo</text:p>
          </table:table-cell>
          <table:table-cell office:value-type="string">
            <text:p>_correo</text:p>
          </table:table-cell>
          <table:table-cell office:value-type="string">
            <text:p>_nombre</text:p>
          </table:table-cell>
          <table:table-cell office:value-type="string">
            <text:p>_apellidos</text:p>
          </table:table-cell>
          <table:table-cell office:value-type="string">
            <text:p>_telefono</text:p>
          </table:table-cell>
          <table:table-cell office:value-type="string">
            <text:p>_calle</text:p>
          </table:table-cell>
          <table:table-cell office:value-type="string">
            <text:p>_numexterior</text:p>
          </table:table-cell>
          <table:table-cell office:value-type="string">
            <text:p>_cp</text:p>
          </table:table-cell>
          <table:table-cell office:value-type="string">
            <text:p>_colonia</text:p>
          </table:table-cell>
          <table:table-cell office:value-type="string">
            <text:p>_estado</text:p>
          </table:table-cell>
          <table:table-cell office:value-type="string">
            <text:p>_ciudad</text:p>
          </table:table-cell>
          <table:table-cell office:value-type="string">
            <text:p>_entrecalles</text:p>
          </table:table-cell>
          <table:table-cell office:value-type="string">
            <text:p>_referencias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CP-INT-06</text:p>
          </table:table-cell>
          <table:table-cell office:value-type="string">
            <text:p>Chrome</text:p>
          </table:table-cell>
          <table:table-cell office:value-type="string">
            <text:p>https://www.coppel.com/</text:p>
          </table:table-cell>
          <table:table-cell office:value-type="string">
            <text:p>monedero</text:p>
          </table:table-cell>
          <table:table-cell office:value-type="string">
            <text:p><text:a xlink:href="mailto:auroratobon022@gmail.com">auroratobon022@gmail.com</text:a></text:p>
          </table:table-cell>
          <table:table-cell office:value-type="string">
            <text:p>Aurora</text:p>
          </table:table-cell>
          <table:table-cell office:value-type="string">
            <text:p>Tobón</text:p>
          </table:table-cell>
          <table:table-cell office:value-type="float" office:value="5561713172">
            <text:p>5561713172</text:p>
          </table:table-cell>
          <table:table-cell office:value-type="string">
            <text:p>Estrella</text:p>
          </table:table-cell>
          <table:table-cell office:value-type="float" office:value="2">
            <text:p>2</text:p>
          </table:table-cell>
          <table:table-cell office:value-type="float" office:value="54930">
            <text:p>54930</text:p>
          </table:table-cell>
          <table:table-cell/>
          <table:table-cell table:number-columns-repeated="2" office:value-type="string">
            <text:p>México</text:p>
          </table:table-cell>
          <table:table-cell office:value-type="string">
            <text:p>Estrella / Andrómeda</text:p>
          </table:table-cell>
          <table:table-cell office:value-type="string">
            <text:p>Gasera en la esquina</text:p>
          </table:table-cell>
          <table:table-cell table:number-columns-repeated="100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7P0" style:volatile="true" number:language="es" number:country="MX">
      <number:number number:decimal-places="0" number:min-integer-digits="1" number:grouping="true"/>
      <number:text> </number:text>
    </number:number-style>
    <number:number-style style:name="N8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7P2" style:volatile="true" number:language="es" number:country="MX">
      <number:text> - </number:text>
    </number:number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currency-style style:name="N8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21P2" style:volatile="true" number:language="es" number:country="MX">
      <number:currency-symbol/>
      <number:text>- </number:text>
    </number:currency-style>
    <number:text-style style:name="N8121" number:language="es" number:country="MX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5P0" style:volatile="true" number:language="es" number:country="MX">
      <number:number number:decimal-places="2" number:min-integer-digits="1" number:grouping="true"/>
      <number:text> </number:text>
    </number:number-style>
    <number:number-style style:name="N8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25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25" number:language="es" number:country="MX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currency-style style:name="N8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29" number:language="es" number:country="MX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time-style style:name="N8130" number:language="es" number:country="MX">
      <number:minutes number:style="long"/>
      <number:text>:</number:text>
      <number:seconds number:style="long"/>
    </number:time-style>
    <number:time-style style:name="N8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2" number:language="es" number:country="MX">
      <number:minutes number:style="long"/>
      <number:text>:</number:text>
      <number:seconds number:style="long" number:decimal-places="1"/>
    </number:time-style>
    <number:number-style style:name="N8133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 style:data-style-name="N8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7">17/06/2021</text:date>, <text:time>22:04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P-INT-01" style:display-name="PageStyle_MCP-INT-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P-INT-03" style:display-name="PageStyle_MCP-INT-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P-INT-04" style:display-name="PageStyle_MCP-INT-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P-INT-05" style:display-name="PageStyle_MCP-INT-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P-INT-06" style:display-name="PageStyle_MCP-INT-0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7T22:04:13.30</dc:date>
    <dc:creator>Gloria Aurora  Tobón Amaro</dc:creator>
    <meta:generator>OpenOffice/4.1.10$Win32 OpenOffice.org_project/4110m2$Build-9807</meta:generator>
    <meta:editing-duration>PT3H50M3S</meta:editing-duration>
    <meta:editing-cycles>2</meta:editing-cycles>
    <meta:document-statistic meta:table-count="6" meta:cell-count="89" meta:object-count="0"/>
  </office:meta>
</office:document-meta>
</file>